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12.381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6.581cm"/>
    </style:style>
    <style:style style:name="co7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27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Excel_20_Built-in_20_Normal" style:data-style-name="N11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 style:data-style-name="N118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Excel_20_Built-in_20_Normal" style:data-style-name="N11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33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Excel_20_Built-in_20_Normal" style:data-style-name="N11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66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33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66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99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46c0a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6"/>
        <table:table-column table:style-name="co4" table:default-cell-style-name="ce9"/>
        <table:table-column table:style-name="co5" table:default-cell-style-name="ce2"/>
        <table:table-column table:style-name="co6" table:default-cell-style-name="ce9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5" table:number-rows-spanned="1">
            <text:p><text:span text:style-name="T1">Oracle Database 2 Day DBA</text:span></text:p>
            <text:p><text:span text:style-name="T1">10g Release (10.1)</text:span></text:p>
            <text:p><text:span text:style-name="T2">Part Number B10742-03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8" office:value-type="string">
            <text:p>Date-time</text:p>
          </table:table-cell>
          <table:table-cell table:style-name="ce10" office:value-type="string">
            <text:p>Title</text:p>
          </table:table-cell>
          <table:table-cell table:style-name="ce4" office:value-type="string">
            <text:p>Cover</text:p>
          </table:table-cell>
          <table:table-cell table:style-name="ce10" office:value-type="string">
            <text:p>Des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0554.4826388889">
            <text:p>2011/1/11 11:35</text:p>
          </table:table-cell>
          <table:table-cell table:style-name="ce11" office:value-type="string">
            <text:p>1 Introduction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0554.4847222222">
            <text:p>2011/1/11 11:38</text:p>
          </table:table-cell>
          <table:table-cell table:style-name="ce12" office:value-type="string" office:string-value="About this Book">
            <text:p><text:s/>About this Book </text:p>
          </table:table-cell>
          <table:table-cell table:style-name="ce17" office:value-type="string">
            <text:p>Pass</text:p>
          </table:table-cell>
          <table:table-cell office:value-type="string">
            <text:p><text:s/>Database console mod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0554.4881944444">
            <text:p>2011/1/11 11:43</text:p>
          </table:table-cell>
          <table:table-cell table:style-name="ce13" office:value-type="string" office:string-value="What this Book is Not">
            <text:p><text:s/>What this Book is Not 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0554.4895833333">
            <text:p>2011/1/11 11:45</text:p>
          </table:table-cell>
          <table:table-cell table:style-name="ce13" office:value-type="string" office:string-value="How to Use this Book with Related Material">
            <text:p><text:s/>How to Use this Book with Related Material 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554.4909722222">
            <text:p>2011/1/11 11:47</text:p>
          </table:table-cell>
          <table:table-cell table:style-name="ce14" office:value-type="string">
            <text:p>The Oracle Databas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0554.4930555556">
            <text:p>2011/1/11 11:50</text:p>
          </table:table-cell>
          <table:table-cell table:style-name="ce14" office:value-type="string">
            <text:p>Common Oracle Task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0554.4965277778">
            <text:p>2011/1/11 11:55</text:p>
          </table:table-cell>
          <table:table-cell table:style-name="ce14" office:value-type="string">
            <text:p>Tools for Administering the Databas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0544.4972222222">
            <text:p>2011/1/1 11:56</text:p>
          </table:table-cell>
          <table:table-cell table:style-name="ce11" office:value-type="string">
            <text:p>2 Installing Oracle and Buiding the Databas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0554.5652777778">
            <text:p>2011/1/11 13:34</text:p>
          </table:table-cell>
          <table:table-cell table:style-name="ce14" office:value-type="string">
            <text:p>Overview of Installation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0554.6006944445">
            <text:p>2011/1/11 14:25</text:p>
          </table:table-cell>
          <table:table-cell table:style-name="ce15" office:value-type="string">
            <text:p>Checking Prerequisit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40554.6027777778">
            <text:p>2011/1/11 14:28</text:p>
          </table:table-cell>
          <table:table-cell table:style-name="ce15" office:value-type="string">
            <text:p>Installation Choic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0554.6069444444">
            <text:p>2011/1/11 14:34</text:p>
          </table:table-cell>
          <table:table-cell table:style-name="ce16" office:value-type="string">
            <text:p>Basic Installation Choic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0554.6131944444">
            <text:p>2011/1/11 14:43</text:p>
          </table:table-cell>
          <table:table-cell table:style-name="ce16" office:value-type="string">
            <text:p>Advanced Installation Choic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0562.3368055556">
            <text:p>2011/1/19 8:05</text:p>
          </table:table-cell>
          <table:table-cell table:style-name="ce14" office:value-type="string">
            <text:p>Installing Oracle Software and Databas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0562.3375">
            <text:p>2011/1/19 8:06</text:p>
          </table:table-cell>
          <table:table-cell table:style-name="ce14" office:value-type="string">
            <text:p>Using DBCA to Create and Configure a Databas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0562.3388888889">
            <text:p>2011/1/19 8:08</text:p>
          </table:table-cell>
          <table:table-cell table:style-name="ce15" office:value-type="string">
            <text:p>Staring DBCA</text:p>
          </table:table-cell>
          <table:table-cell table:style-name="ce18" office:value-type="string">
            <text:p>Pass</text:p>
          </table:table-cell>
          <table:table-cell office:value-type="string">
            <text:p>But I don't know DBCA. Why? And How?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0562.34375">
            <text:p>2011/1/19 8:15</text:p>
          </table:table-cell>
          <table:table-cell table:style-name="ce15" office:value-type="string">
            <text:p>Using DBCA to Create a Databas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0562.3444444445">
            <text:p>2011/1/19 8:16</text:p>
          </table:table-cell>
          <table:table-cell table:style-name="ce16" office:value-type="string">
            <text:p>Database Templat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0562.3444444445">
            <text:p>2011/1/19 8:16</text:p>
          </table:table-cell>
          <table:table-cell table:style-name="ce16" office:value-type="string">
            <text:p>Database Identification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562.3465277778">
            <text:p>2011/1/19 8:19</text:p>
          </table:table-cell>
          <table:table-cell table:style-name="ce16" office:value-type="string">
            <text:p>Management Options</text:p>
          </table:table-cell>
          <table:table-cell table:style-name="ce18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562.3527777778">
            <text:p>2011/1/19 8:28</text:p>
          </table:table-cell>
          <table:table-cell table:style-name="ce16" office:value-type="string">
            <text:p>Database Credentials</text:p>
          </table:table-cell>
          <table:table-cell table:style-name="ce18" office:value-type="string">
            <text:p>Pass</text:p>
          </table:table-cell>
          <table:table-cell office:value-type="string">
            <text:p>Set Password?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0562.3541666667">
            <text:p>2011/1/19 8:30</text:p>
          </table:table-cell>
          <table:table-cell table:style-name="ce16" office:value-type="string">
            <text:p>Storage Option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0562.3569444444">
            <text:p>2011/1/19 8:34</text:p>
          </table:table-cell>
          <table:table-cell table:style-name="ce16" office:value-type="string">
            <text:p>Database File Locations</text:p>
          </table:table-cell>
          <table:table-cell table:style-name="ce18" office:value-type="string">
            <text:p>Pass</text:p>
          </table:table-cell>
          <table:table-cell office:value-type="string">
            <text:p>3 Mod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40562.3590277778">
            <text:p>2011/1/19 8:37</text:p>
          </table:table-cell>
          <table:table-cell table:style-name="ce16" office:value-type="string">
            <text:p>Recovery Configuration</text:p>
          </table:table-cell>
          <table:table-cell table:style-name="ce18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40562.3597222222">
            <text:p>2011/1/19 8:38</text:p>
          </table:table-cell>
          <table:table-cell table:style-name="ce16" office:value-type="string">
            <text:p>Database Content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40562.3673611111">
            <text:p>2011/1/19 8:49</text:p>
          </table:table-cell>
          <table:table-cell table:style-name="ce16" office:value-type="string">
            <text:p>Initialization Parameters</text:p>
          </table:table-cell>
          <table:table-cell table:style-name="ce18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40562.3680555556">
            <text:p>2011/1/19 8:50</text:p>
          </table:table-cell>
          <table:table-cell table:style-name="ce16" office:value-type="string">
            <text:p>Database Storag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40562.3680555556">
            <text:p>2011/1/19 8:50</text:p>
          </table:table-cell>
          <table:table-cell table:style-name="ce16" office:value-type="string">
            <text:p>Creation Option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0562.3701388889">
            <text:p>2011/1/19 8:53</text:p>
          </table:table-cell>
          <table:table-cell table:style-name="ce15" office:value-type="string">
            <text:p>Using DBCA to Delete a Database</text:p>
          </table:table-cell>
          <table:table-cell table:style-name="ce17" office:value-type="string">
            <text:p>Pass</text:p>
          </table:table-cell>
          <table:table-cell office:value-type="string">
            <text:p>Delete associated files and services.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0562.3722222222">
            <text:p>2011/1/19 8:56</text:p>
          </table:table-cell>
          <table:table-cell table:style-name="ce15" office:value-type="string">
            <text:p>Using DBCA to Configure Database Option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40562.3743055556">
            <text:p>2011/1/19 8:59</text:p>
          </table:table-cell>
          <table:table-cell table:style-name="ce15" office:value-type="string">
            <text:p>Managing Templates with DBCA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0562.3763888889">
            <text:p>2011/1/19 9:02</text:p>
          </table:table-cell>
          <table:table-cell table:style-name="ce16" office:value-type="string">
            <text:p>Advantages of Using Templat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40562.3791666667">
            <text:p>2011/1/19 9:06</text:p>
          </table:table-cell>
          <table:table-cell table:style-name="ce16" office:value-type="string">
            <text:p>Types of Templates</text:p>
          </table:table-cell>
          <table:table-cell table:style-name="ce17" office:value-type="string">
            <text:p>Pass</text:p>
          </table:table-cell>
          <table:table-cell office:value-type="string">
            <text:p>Seed and No seed type.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40562.38125">
            <text:p>2011/1/19 9:09</text:p>
          </table:table-cell>
          <table:table-cell table:style-name="ce16" office:value-type="string">
            <text:p>DBCA Templates Provided by Oracl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40562.3840277778">
            <text:p>2011/1/19 9:13</text:p>
          </table:table-cell>
          <table:table-cell table:style-name="ce16" office:value-type="string">
            <text:p>Creating Templates Using DBCA</text:p>
          </table:table-cell>
          <table:table-cell table:style-name="ce17" office:value-type="string">
            <text:p>Pass</text:p>
          </table:table-cell>
          <table:table-cell office:value-type="string">
            <text:p>Good introduc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40562.3847222222">
            <text:p>2011/1/19 9:14</text:p>
          </table:table-cell>
          <table:table-cell table:style-name="ce16" office:value-type="string">
            <text:p>Deleting DBCA Templat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40562.39375">
            <text:p>2011/1/19 9:27</text:p>
          </table:table-cell>
          <table:table-cell table:style-name="ce14" office:value-type="string">
            <text:p>Upgrading a Databas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40562.3944444444">
            <text:p>2011/1/19 9:28</text:p>
          </table:table-cell>
          <table:table-cell table:style-name="ce15" office:value-type="string">
            <text:p>Overview of Database Upgrade Assistant</text:p>
          </table:table-cell>
          <table:table-cell table:style-name="ce17" office:value-type="string">
            <text:p>Pass</text:p>
          </table:table-cell>
          <table:table-cell office:value-type="string">
            <text:p>SYSAUX tablespac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40562.3993055556">
            <text:p>2011/1/19 9:35</text:p>
          </table:table-cell>
          <table:table-cell table:style-name="ce16" office:value-type="string">
            <text:p>Before the Upgrad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0562.4013888889">
            <text:p>2011/1/19 9:38</text:p>
          </table:table-cell>
          <table:table-cell table:style-name="ce16" office:value-type="string">
            <text:p>During the Upgrad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40562.4027777778">
            <text:p>2011/1/19 9:40</text:p>
          </table:table-cell>
          <table:table-cell table:style-name="ce16" office:value-type="string">
            <text:p>Real Application Clusters Support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562.4027777778">
            <text:p>2011/1/19 9:40</text:p>
          </table:table-cell>
          <table:table-cell table:style-name="ce16" office:value-type="string">
            <text:p>Support for Silent Mod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40562.4041666667">
            <text:p>2011/1/19 9:42</text:p>
          </table:table-cell>
          <table:table-cell table:style-name="ce15" office:value-type="string">
            <text:p>Oracle Database Version Restriction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40562.4055555556">
            <text:p>2011/1/19 9:44</text:p>
          </table:table-cell>
          <table:table-cell table:style-name="ce15" office:value-type="string">
            <text:p>Starting the Database Upgrade Assistant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40562.4125">
            <text:p>2011/1/19 9:54</text:p>
          </table:table-cell>
          <table:table-cell table:style-name="ce15" office:value-type="string">
            <text:p>Upgrading the Database Using the Database Upgrade Assistant</text:p>
          </table:table-cell>
          <table:table-cell table:style-name="ce18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40562.4131944444">
            <text:p>2011/1/19 9:55</text:p>
          </table:table-cell>
          <table:table-cell table:style-name="ce14" office:value-type="string">
            <text:p>Installation: Oracle by Example Seri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40562.4131944444">
            <text:p>2011/1/19 9:55</text:p>
          </table:table-cell>
          <table:table-cell table:style-name="ce11" office:value-type="string">
            <text:p>3 Getting Started with Oracle Enterprise Manager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40562.4145833333">
            <text:p>2011/1/19 9:57</text:p>
          </table:table-cell>
          <table:table-cell table:style-name="ce14" office:value-type="string">
            <text:p>Introduction to the Oracle Enterprise Manager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40562.4159722222">
            <text:p>2011/1/19 9:59</text:p>
          </table:table-cell>
          <table:table-cell table:style-name="ce15" office:value-type="string">
            <text:p>Database Management Featur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40562.4173611111">
            <text:p>2011/1/19 10:01</text:p>
          </table:table-cell>
          <table:table-cell table:style-name="ce15" office:value-type="string">
            <text:p>Online Help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40562.41875">
            <text:p>2011/1/19 10:03</text:p>
          </table:table-cell>
          <table:table-cell table:style-name="ce15" office:value-type="string">
            <text:p>Navigational Feature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0562.4208333333">
            <text:p>2011/1/19 10:06</text:p>
          </table:table-cell>
          <table:table-cell table:style-name="ce14" office:value-type="string">
            <text:p>Starting the Oracle Enterprise Manager Console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40562.4215277778">
            <text:p>2011/1/19 10:07</text:p>
          </table:table-cell>
          <table:table-cell table:style-name="ce15" office:value-type="string">
            <text:p>Starting dbconsole in Windows</text:p>
          </table:table-cell>
          <table:table-cell table:style-name="ce17" office:value-type="string">
            <text:p>Pa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>
            <text:p>54</text:p>
          </table:table-cell>
          <table:table-cell/>
          <table:table-cell table:style-name="ce14" office:value-type="string">
            <text:p>Accessing the Oracle Enterprise Manag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table:style-name="ce14" office:value-type="string">
            <text:p>Granting Database Control Administrative Privileg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  <table:table-cell table:style-name="ce14" office:value-type="string">
            <text:p>Setting Up Enterprise Manager Preferenc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table:style-name="ce15" office:value-type="string">
            <text:p>Defining Blackout Time Perio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  <table:table-cell table:style-name="ce15" office:value-type="string">
            <text:p>Setting Preferred Credential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  <table:table-cell table:style-name="ce14" office:value-type="string">
            <text:p>SQL Statements and Other Management Tools: SQL*Plus and iSQL*Plu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table:style-name="ce15" office:value-type="string">
            <text:p>Starting SQL*Plu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  <table:table-cell table:style-name="ce15" office:value-type="string">
            <text:p>Starting iSQL*Plu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  <table:table-cell table:style-name="ce14" office:value-type="string">
            <text:p>Managing Your Database: A Roadmap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  <table:table-cell table:style-name="ce14" office:value-type="string">
            <text:p>Getting Started: Oracle by Example Seri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table:style-name="ce11" office:value-type="string">
            <text:p>4 Configuring the Network Environme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 table:style-name="ce14" office:value-type="string">
            <text:p>Understanding Network Configurat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 table:style-name="ce15" office:value-type="string">
            <text:p>Oracle Net Listener Configurat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  <table:table-cell table:style-name="ce15" office:value-type="string">
            <text:p>Client Configurat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">
            <text:p>68</text:p>
          </table:table-cell>
          <table:table-cell/>
          <table:table-cell table:style-name="ce15" office:value-type="string">
            <text:p>Connection Reques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">
            <text:p>69</text:p>
          </table:table-cell>
          <table:table-cell/>
          <table:table-cell table:style-name="ce15" office:value-type="string">
            <text:p>Naming Metho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  <table:table-cell table:style-name="ce16" office:value-type="string">
            <text:p>Local Nam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  <table:table-cell table:style-name="ce16" office:value-type="string">
            <text:p>Directory Nam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2">
            <text:p>72</text:p>
          </table:table-cell>
          <table:table-cell/>
          <table:table-cell table:style-name="ce16" office:value-type="string">
            <text:p>Easy Connect Nam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  <table:table-cell table:style-name="ce16" office:value-type="string">
            <text:p>External Nam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4">
            <text:p>74</text:p>
          </table:table-cell>
          <table:table-cell/>
          <table:table-cell table:style-name="ce14" office:value-type="string">
            <text:p>Tools for Network Configurat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table:style-name="ce15" office:value-type="string">
            <text:p>Oracle Net Configuration Assista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  <table:table-cell table:style-name="ce15" office:value-type="string">
            <text:p>Enterprise Manag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  <table:table-cell table:style-name="ce15" office:value-type="string">
            <text:p>Oracle Net Manag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  <table:table-cell table:style-name="ce14" office:value-type="string">
            <text:p>Viewing Listener Configurat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  <table:table-cell table:style-name="ce14" office:value-type="string">
            <text:p>Starting and Shutting Down the Listen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  <table:table-cell table:style-name="ce14" office:value-type="string">
            <text:p>Configuring Oracle Networking on Client Machin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  <table:table-cell table:style-name="ce14" office:value-type="string">
            <text:p>Networking: Oracle by Example Seri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table:style-name="ce11" office:value-type="string">
            <text:p>5 Managing the Oracle Instanc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  <table:table-cell table:style-name="ce14" office:value-type="string">
            <text:p>Overview of an Instance and Instance Manageme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  <table:table-cell table:style-name="ce15" office:value-type="string">
            <text:p>Instance Memory Structur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  <table:table-cell table:style-name="ce16" office:value-type="string">
            <text:p>The System Global Area (SGA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  <table:table-cell table:style-name="ce16" office:value-type="string">
            <text:p>Program Global Area (PGA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  <table:table-cell table:style-name="ce15" office:value-type="string">
            <text:p>Oracle Background Process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table:style-name="ce15" office:value-type="string">
            <text:p>Accessing the Databas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  <table:table-cell table:style-name="ce16" office:value-type="string">
            <text:p>How the Oracle Instance and Database are Starte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table:style-name="ce16" office:value-type="string">
            <text:p>Server and Client Process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  <table:table-cell table:style-name="ce16" office:value-type="string">
            <text:p>Network Connection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  <table:table-cell table:style-name="ce15" office:value-type="string">
            <text:p>About Initialization Paramet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  <table:table-cell table:style-name="ce14" office:value-type="string">
            <text:p>Shutting Down and Restarting the Instance and Databas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  <table:table-cell table:style-name="ce15" office:value-type="string">
            <text:p>Starting and Shutting Down the Database Instance on Window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  <table:table-cell table:style-name="ce14" office:value-type="string">
            <text:p>Viewing and Modifying Initialization Paramet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  <table:table-cell table:style-name="ce14" office:value-type="string">
            <text:p>Managing Memory Paramet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  <table:table-cell table:style-name="ce15" office:value-type="string">
            <text:p>Modifying Memory Paramet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  <table:table-cell table:style-name="ce14" office:value-type="string">
            <text:p>Instances: Oracle by Example Seri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  <table:table-cell table:style-name="ce11" office:value-type="string">
            <text:p>6 Managing Database Storage Structur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table:style-name="ce14" office:value-type="string">
            <text:p>Exploring the Storage Structure of Your Databas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  <table:table-cell table:style-name="ce15" office:value-type="string">
            <text:p>Control Fi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  <table:table-cell table:style-name="ce15" office:value-type="string">
            <text:p>Redo Log Fi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  <table:table-cell table:style-name="ce16" office:value-type="string">
            <text:p>Multiplexing the Redo Lo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  <table:table-cell table:style-name="ce15" office:value-type="string">
            <text:p>Archive Log Fi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  <table:table-cell table:style-name="ce15" office:value-type="string">
            <text:p>Rollback Segmen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  <table:table-cell table:style-name="ce15" office:value-type="string">
            <text:p>Tablespac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  <table:table-cell table:style-name="ce16" office:value-type="string">
            <text:p>Tablespaces Pag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  <table:table-cell table:style-name="ce16" office:value-type="string">
            <text:p>Some Tablespaces in the Databas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  <table:table-cell table:style-name="ce16" office:value-type="string">
            <text:p>Temporary Tablespace Group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  <table:table-cell table:style-name="ce15" office:value-type="string">
            <text:p>Datafi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  <table:table-cell table:style-name="ce15" office:value-type="string">
            <text:p>Other Storage Structur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  <table:table-cell table:style-name="ce16" office:value-type="string">
            <text:p>Initialization Parameter Fi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  <table:table-cell table:style-name="ce16" office:value-type="string">
            <text:p>Password Fi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  <table:table-cell table:style-name="ce16" office:value-type="string">
            <text:p>Backup Fi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  <table:table-cell table:style-name="ce14" office:value-type="string">
            <text:p>Common DBA Tasks for Managing Database Storag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  <table:table-cell table:style-name="ce15" office:value-type="string">
            <text:p>Viewing Tablespaces in Your Databas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  <table:table-cell table:style-name="ce15" office:value-type="string">
            <text:p>Creating a Tablespac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  <table:table-cell table:style-name="ce15" office:value-type="string">
            <text:p>Modifying a Tablespac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  <table:table-cell table:style-name="ce15" office:value-type="string">
            <text:p>Dropping a Tablespac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  <table:table-cell table:style-name="ce15" office:value-type="string">
            <text:p>Reclaiming Wasted Spac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  <table:table-cell table:style-name="ce16" office:value-type="string">
            <text:p>Using the Segment Adviso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  <table:table-cell table:style-name="ce16" office:value-type="string">
            <text:p>Shrinking Database Objec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  <table:table-cell table:style-name="ce14" office:value-type="string">
            <text:p>Managing Undo for Your Databas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  <table:table-cell table:style-name="ce14" office:value-type="string">
            <text:p>About Und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  <table:table-cell table:style-name="ce15" office:value-type="string">
            <text:p>Undo Tablespace Size and Retention Tim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  <table:table-cell table:style-name="ce15" office:value-type="string">
            <text:p>Automatic Undo Manageme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  <table:table-cell table:style-name="ce15" office:value-type="string">
            <text:p>Undo Management with Enterprise Manag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  <table:table-cell table:style-name="ce15" office:value-type="string">
            <text:p>Using Oracle Recommendations for Managing Und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9">
            <text:p>129</text:p>
          </table:table-cell>
          <table:table-cell/>
          <table:table-cell table:style-name="ce16" office:value-type="string">
            <text:p>Extending the Undo Tablespac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  <table:table-cell table:style-name="ce15" office:value-type="string">
            <text:p>Using the Undo Adviso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  <table:table-cell table:style-name="ce16" office:value-type="string">
            <text:p>Setting New Threshold Undo Retention Tim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>
            <text:p>132</text:p>
          </table:table-cell>
          <table:table-cell/>
          <table:table-cell table:style-name="ce14" office:value-type="string">
            <text:p>Making Changes to the Database Storage Structur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>
            <text:p>133</text:p>
          </table:table-cell>
          <table:table-cell/>
          <table:table-cell table:style-name="ce14" office:value-type="string">
            <text:p>Storage: Oracle by Example Seri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  <table:table-cell table:style-name="ce11" office:value-type="string">
            <text:p>7 Administering Users and Securit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  <table:table-cell table:style-name="ce14" office:value-type="string">
            <text:p>Overview of Users and Securit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>
            <text:p>136</text:p>
          </table:table-cell>
          <table:table-cell/>
          <table:table-cell table:style-name="ce15" office:value-type="string">
            <text:p>Database Administrative Accoun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  <table:table-cell table:style-name="ce16" office:value-type="string">
            <text:p>SY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  <table:table-cell table:style-name="ce16" office:value-type="string">
            <text:p>SYSTEM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9">
            <text:p>139</text:p>
          </table:table-cell>
          <table:table-cell/>
          <table:table-cell table:style-name="ce16" office:value-type="string">
            <text:p>Administrative Privileg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  <table:table-cell table:style-name="ce14" office:value-type="string">
            <text:p>Administering Ro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>
            <text:p>141</text:p>
          </table:table-cell>
          <table:table-cell/>
          <table:table-cell table:style-name="ce15" office:value-type="string">
            <text:p>Viewing Ro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  <table:table-cell table:style-name="ce15" office:value-type="string">
            <text:p>Creating a New Ro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  <table:table-cell table:style-name="ce15" office:value-type="string">
            <text:p>Modifying Ro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4">
            <text:p>144</text:p>
          </table:table-cell>
          <table:table-cell/>
          <table:table-cell table:style-name="ce15" office:value-type="string">
            <text:p>Dropping Ro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>
            <text:p>145</text:p>
          </table:table-cell>
          <table:table-cell/>
          <table:table-cell table:style-name="ce14" office:value-type="string">
            <text:p>Administering Profi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>
            <text:p>146</text:p>
          </table:table-cell>
          <table:table-cell/>
          <table:table-cell table:style-name="ce14" office:value-type="string">
            <text:p>Administering Database Us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  <table:table-cell table:style-name="ce15" office:value-type="string">
            <text:p>Creating Us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  <table:table-cell table:style-name="ce15" office:value-type="string">
            <text:p>Using a Shortcut to Create Us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>
            <text:p>149</text:p>
          </table:table-cell>
          <table:table-cell/>
          <table:table-cell table:style-name="ce15" office:value-type="string">
            <text:p>Editing Us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  <table:table-cell table:style-name="ce16" office:value-type="string">
            <text:p>Unlocking Accounts and Resetting Passwor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>
            <text:p>151</text:p>
          </table:table-cell>
          <table:table-cell/>
          <table:table-cell table:style-name="ce16" office:value-type="string">
            <text:p>Granting Ro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>
            <text:p>152</text:p>
          </table:table-cell>
          <table:table-cell/>
          <table:table-cell table:style-name="ce16" office:value-type="string">
            <text:p>Revoking Ro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>
            <text:p>153</text:p>
          </table:table-cell>
          <table:table-cell/>
          <table:table-cell table:style-name="ce15" office:value-type="string">
            <text:p>Dropping Us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4">
            <text:p>154</text:p>
          </table:table-cell>
          <table:table-cell/>
          <table:table-cell table:style-name="ce14" office:value-type="string">
            <text:p>Users: Oracle by Example Seri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>
            <text:p>155</text:p>
          </table:table-cell>
          <table:table-cell/>
          <table:table-cell table:style-name="ce11" office:value-type="string">
            <text:p>8 Managing Schema Objec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>
            <text:p>156</text:p>
          </table:table-cell>
          <table:table-cell/>
          <table:table-cell table:style-name="ce14" office:value-type="string">
            <text:p>Overview of Schemas and Common Schema Objec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>
            <text:p>157</text:p>
          </table:table-cell>
          <table:table-cell/>
          <table:table-cell table:style-name="ce15" office:value-type="string">
            <text:p>Exploring Your Database's Schema Objec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>
            <text:p>158</text:p>
          </table:table-cell>
          <table:table-cell/>
          <table:table-cell table:style-name="ce15" office:value-type="string">
            <text:p>Managing Database Objec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>
            <text:p>159</text:p>
          </table:table-cell>
          <table:table-cell/>
          <table:table-cell table:style-name="ce14" office:value-type="string">
            <text:p>Managing Tab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>
            <text:p>160</text:p>
          </table:table-cell>
          <table:table-cell/>
          <table:table-cell table:style-name="ce15" office:value-type="string">
            <text:p>Viewing Tab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>
            <text:p>161</text:p>
          </table:table-cell>
          <table:table-cell/>
          <table:table-cell table:style-name="ce15" office:value-type="string">
            <text:p>Viewing Table Dat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>
            <text:p>162</text:p>
          </table:table-cell>
          <table:table-cell/>
          <table:table-cell table:style-name="ce15" office:value-type="string">
            <text:p>Creating Tab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>
            <text:p>163</text:p>
          </table:table-cell>
          <table:table-cell/>
          <table:table-cell table:style-name="ce16" office:value-type="string">
            <text:p>Types of Tab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>
            <text:p>164</text:p>
          </table:table-cell>
          <table:table-cell/>
          <table:table-cell table:style-name="ce16" office:value-type="string">
            <text:p>Column Attribut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>
            <text:p>165</text:p>
          </table:table-cell>
          <table:table-cell/>
          <table:table-cell table:style-name="ce16" office:value-type="string">
            <text:p>Table Level Constrain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>
            <text:p>166</text:p>
          </table:table-cell>
          <table:table-cell/>
          <table:table-cell table:style-name="ce16" office:value-type="string">
            <text:p>Storage Attribut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7">
            <text:p>167</text:p>
          </table:table-cell>
          <table:table-cell/>
          <table:table-cell table:style-name="ce16" office:value-type="string">
            <text:p>Other Table Creation Consideration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8">
            <text:p>168</text:p>
          </table:table-cell>
          <table:table-cell/>
          <table:table-cell table:style-name="ce16" office:value-type="string">
            <text:p>Estimating the Size of New Tab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>
            <text:p>169</text:p>
          </table:table-cell>
          <table:table-cell/>
          <table:table-cell table:style-name="ce16" office:value-type="string">
            <text:p>Table Creation Examp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>
            <text:p>170</text:p>
          </table:table-cell>
          <table:table-cell/>
          <table:table-cell table:style-name="ce15" office:value-type="string">
            <text:p>Modifying Table Attribut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>
            <text:p>171</text:p>
          </table:table-cell>
          <table:table-cell/>
          <table:table-cell table:style-name="ce16" office:value-type="string">
            <text:p>Adding a Colum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>
            <text:p>172</text:p>
          </table:table-cell>
          <table:table-cell/>
          <table:table-cell table:style-name="ce16" office:value-type="string">
            <text:p>Dropping a Colum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>
            <text:p>173</text:p>
          </table:table-cell>
          <table:table-cell/>
          <table:table-cell table:style-name="ce16" office:value-type="string">
            <text:p>Creating a New Table Constrai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>
            <text:p>174</text:p>
          </table:table-cell>
          <table:table-cell/>
          <table:table-cell table:style-name="ce16" office:value-type="string">
            <text:p>Modifying an Existing Constrai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>
            <text:p>175</text:p>
          </table:table-cell>
          <table:table-cell/>
          <table:table-cell table:style-name="ce16" office:value-type="string">
            <text:p>Dropping a Constrai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>
            <text:p>176</text:p>
          </table:table-cell>
          <table:table-cell/>
          <table:table-cell table:style-name="ce15" office:value-type="string">
            <text:p>Dropping a Tab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>
            <text:p>177</text:p>
          </table:table-cell>
          <table:table-cell/>
          <table:table-cell table:style-name="ce14" office:value-type="string">
            <text:p>Managing Index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>
            <text:p>178</text:p>
          </table:table-cell>
          <table:table-cell/>
          <table:table-cell table:style-name="ce15" office:value-type="string">
            <text:p>Viewing Index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>
            <text:p>179</text:p>
          </table:table-cell>
          <table:table-cell/>
          <table:table-cell table:style-name="ce15" office:value-type="string">
            <text:p>Creating a New Index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>
            <text:p>180</text:p>
          </table:table-cell>
          <table:table-cell/>
          <table:table-cell table:style-name="ce16" office:value-type="string">
            <text:p>Index Types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181">
            <text:p>181</text:p>
          </table:table-cell>
          <table:table-cell/>
          <table:table-cell table:style-name="ce16" office:value-type="string">
            <text:p>Index Creation Examp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">
            <text:p>182</text:p>
          </table:table-cell>
          <table:table-cell/>
          <table:table-cell table:style-name="ce15" office:value-type="string">
            <text:p>Dropping Index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">
            <text:p>183</text:p>
          </table:table-cell>
          <table:table-cell/>
          <table:table-cell table:style-name="ce14" office:value-type="string">
            <text:p>Managing View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4">
            <text:p>184</text:p>
          </table:table-cell>
          <table:table-cell/>
          <table:table-cell table:style-name="ce15" office:value-type="string">
            <text:p>View Creation Examp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">
            <text:p>185</text:p>
          </table:table-cell>
          <table:table-cell/>
          <table:table-cell table:style-name="ce14" office:value-type="string">
            <text:p>Managing Database Resident Program Uni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6">
            <text:p>186</text:p>
          </table:table-cell>
          <table:table-cell/>
          <table:table-cell table:style-name="ce16" office:value-type="string">
            <text:p>Managing Packag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7">
            <text:p>187</text:p>
          </table:table-cell>
          <table:table-cell/>
          <table:table-cell table:style-name="ce16" office:value-type="string">
            <text:p>Managing Package Bodi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8">
            <text:p>188</text:p>
          </table:table-cell>
          <table:table-cell/>
          <table:table-cell table:style-name="ce16" office:value-type="string">
            <text:p>Managing Standalone Subprogram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">
            <text:p>189</text:p>
          </table:table-cell>
          <table:table-cell/>
          <table:table-cell table:style-name="ce16" office:value-type="string">
            <text:p>Managing Trigge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">
            <text:p>190</text:p>
          </table:table-cell>
          <table:table-cell/>
          <table:table-cell table:style-name="ce14" office:value-type="string">
            <text:p>Other Schema Objec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1">
            <text:p>191</text:p>
          </table:table-cell>
          <table:table-cell/>
          <table:table-cell table:style-name="ce14" office:value-type="string">
            <text:p>Loading Data Into Tab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2">
            <text:p>192</text:p>
          </table:table-cell>
          <table:table-cell/>
          <table:table-cell table:style-name="ce14" office:value-type="string">
            <text:p>Managing Access to Schema Objec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3">
            <text:p>193</text:p>
          </table:table-cell>
          <table:table-cell/>
          <table:table-cell table:style-name="ce14" office:value-type="string">
            <text:p>Some Schemas of Interes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4">
            <text:p>194</text:p>
          </table:table-cell>
          <table:table-cell/>
          <table:table-cell table:style-name="ce15" office:value-type="string">
            <text:p>SYS Schem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5">
            <text:p>195</text:p>
          </table:table-cell>
          <table:table-cell/>
          <table:table-cell table:style-name="ce15" office:value-type="string">
            <text:p>SYSTEM Schem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">
            <text:p>196</text:p>
          </table:table-cell>
          <table:table-cell/>
          <table:table-cell table:style-name="ce15" office:value-type="string">
            <text:p>Sample Schema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">
            <text:p>197</text:p>
          </table:table-cell>
          <table:table-cell/>
          <table:table-cell table:style-name="ce14" office:value-type="string">
            <text:p>Schemas: Oracle by Example Seri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">
            <text:p>198</text:p>
          </table:table-cell>
          <table:table-cell/>
          <table:table-cell table:style-name="ce11" office:value-type="string">
            <text:p>9 Performing Backup and Recover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">
            <text:p>199</text:p>
          </table:table-cell>
          <table:table-cell/>
          <table:table-cell table:style-name="ce14" office:value-type="string">
            <text:p>Overview of Oracle Backup and Recover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">
            <text:p>200</text:p>
          </table:table-cell>
          <table:table-cell/>
          <table:table-cell table:style-name="ce15" office:value-type="string">
            <text:p>Oracle Backup, Restore and Recovery Concep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">
            <text:p>201</text:p>
          </table:table-cell>
          <table:table-cell/>
          <table:table-cell table:style-name="ce16" office:value-type="string">
            <text:p>Consistent and Inconsistent Backup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">
            <text:p>202</text:p>
          </table:table-cell>
          <table:table-cell/>
          <table:table-cell table:style-name="ce16" office:value-type="string">
            <text:p>Media Recover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>
            <text:p>203</text:p>
          </table:table-cell>
          <table:table-cell/>
          <table:table-cell table:style-name="ce16" office:value-type="string">
            <text:p>The RMAN Repositor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style-name="ce16" office:value-type="string">
            <text:p>The Flash Recovery Are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5">
            <text:p>205</text:p>
          </table:table-cell>
          <table:table-cell/>
          <table:table-cell table:style-name="ce14" office:value-type="string">
            <text:p>Configuring Your Database for Basic Backup and Recover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6">
            <text:p>206</text:p>
          </table:table-cell>
          <table:table-cell/>
          <table:table-cell table:style-name="ce15" office:value-type="string">
            <text:p>Planning Space Usage and Location for the Flash Recovery Are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">
            <text:p>207</text:p>
          </table:table-cell>
          <table:table-cell/>
          <table:table-cell table:style-name="ce16" office:value-type="string">
            <text:p>Retention Policy and the Flash Recovery Are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8">
            <text:p>208</text:p>
          </table:table-cell>
          <table:table-cell/>
          <table:table-cell table:style-name="ce16" office:value-type="string">
            <text:p>Sizing the Flash Recovery Are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9">
            <text:p>209</text:p>
          </table:table-cell>
          <table:table-cell/>
          <table:table-cell table:style-name="ce15" office:value-type="string">
            <text:p>Credentials for Performing Oracle Enterprise Manager Backup and Recover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0">
            <text:p>210</text:p>
          </table:table-cell>
          <table:table-cell/>
          <table:table-cell table:style-name="ce15" office:value-type="string">
            <text:p>Configuring the Flash Recovery Area and ARCHIVELOG Mod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1">
            <text:p>211</text:p>
          </table:table-cell>
          <table:table-cell/>
          <table:table-cell table:style-name="ce15" office:value-type="string">
            <text:p>Configuring Backup Setting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2">
            <text:p>212</text:p>
          </table:table-cell>
          <table:table-cell/>
          <table:table-cell table:style-name="ce16" office:value-type="string">
            <text:p>Understanding Backup Device Settings for Dis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3">
            <text:p>213</text:p>
          </table:table-cell>
          <table:table-cell/>
          <table:table-cell table:style-name="ce16" office:value-type="string">
            <text:p>Configuring Backup Policy Setting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4">
            <text:p>214</text:p>
          </table:table-cell>
          <table:table-cell/>
          <table:table-cell table:style-name="ce15" office:value-type="string">
            <text:p>Recording Your DBID and DB_UNIQUE_NAM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">
            <text:p>215</text:p>
          </table:table-cell>
          <table:table-cell/>
          <table:table-cell table:style-name="ce14" office:value-type="string">
            <text:p>Backing Up Your Databas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style-name="ce15" office:value-type="string">
            <text:p>Database Backup Concep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7">
            <text:p>217</text:p>
          </table:table-cell>
          <table:table-cell/>
          <table:table-cell table:style-name="ce16" office:value-type="string">
            <text:p>Full Backups of Datafi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8">
            <text:p>218</text:p>
          </table:table-cell>
          <table:table-cell/>
          <table:table-cell table:style-name="ce16" office:value-type="string">
            <text:p>Incremental Backups of Datafi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9">
            <text:p>219</text:p>
          </table:table-cell>
          <table:table-cell/>
          <table:table-cell table:style-name="ce16" office:value-type="string">
            <text:p>Incrementally Updated Backups: Rolling Forward Image Copies of Datafi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0">
            <text:p>220</text:p>
          </table:table-cell>
          <table:table-cell/>
          <table:table-cell table:style-name="ce16" office:value-type="string">
            <text:p>Tagging Backup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1">
            <text:p>221</text:p>
          </table:table-cell>
          <table:table-cell/>
          <table:table-cell table:style-name="ce15" office:value-type="string">
            <text:p>Performing and Scheduling Backups with Enterprise Manag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2">
            <text:p>222</text:p>
          </table:table-cell>
          <table:table-cell/>
          <table:table-cell table:style-name="ce16" office:value-type="string">
            <text:p>Performing a Whole Database Backup with Oracle Enterprise Manag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3">
            <text:p>223</text:p>
          </table:table-cell>
          <table:table-cell/>
          <table:table-cell table:style-name="ce16" office:value-type="string">
            <text:p>Using the Oracle-Suggested Backup Strateg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4">
            <text:p>224</text:p>
          </table:table-cell>
          <table:table-cell/>
          <table:table-cell table:style-name="ce16" office:value-type="string">
            <text:p>Scheduling Other Backup Task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5">
            <text:p>225</text:p>
          </table:table-cell>
          <table:table-cell/>
          <table:table-cell table:style-name="ce15" office:value-type="string">
            <text:p>Validating Backup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6">
            <text:p>226</text:p>
          </table:table-cell>
          <table:table-cell/>
          <table:table-cell table:style-name="ce14" office:value-type="string">
            <text:p>Restore and Recovery Operation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7">
            <text:p>227</text:p>
          </table:table-cell>
          <table:table-cell/>
          <table:table-cell table:style-name="ce15" office:value-type="string">
            <text:p>Recovering a Whole Database from Backup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style-name="ce16" office:value-type="string">
            <text:p>Recovering from a Lost SPFILE or Control Fi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">
            <text:p>229</text:p>
          </table:table-cell>
          <table:table-cell/>
          <table:table-cell table:style-name="ce15" office:value-type="string">
            <text:p>Returning a Table to a Past State: Flashback Tab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0">
            <text:p>230</text:p>
          </table:table-cell>
          <table:table-cell/>
          <table:table-cell table:style-name="ce16" office:value-type="string">
            <text:p>Enabling Row Movement on a Tab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">
            <text:p>231</text:p>
          </table:table-cell>
          <table:table-cell/>
          <table:table-cell table:style-name="ce16" office:value-type="string">
            <text:p>Performing Flashback Tab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2">
            <text:p>232</text:p>
          </table:table-cell>
          <table:table-cell/>
          <table:table-cell table:style-name="ce15" office:value-type="string">
            <text:p>Recovering Dropped Tables: Flashback Drop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3">
            <text:p>233</text:p>
          </table:table-cell>
          <table:table-cell/>
          <table:table-cell table:style-name="ce14" office:value-type="string">
            <text:p>Managing Your Backup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">
            <text:p>234</text:p>
          </table:table-cell>
          <table:table-cell/>
          <table:table-cell table:style-name="ce15" office:value-type="string">
            <text:p>Using the Manage Current Backups Page in Enterprise Manag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">
            <text:p>235</text:p>
          </table:table-cell>
          <table:table-cell/>
          <table:table-cell table:style-name="ce15" office:value-type="string">
            <text:p>Crosschecking Backup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">
            <text:p>236</text:p>
          </table:table-cell>
          <table:table-cell/>
          <table:table-cell table:style-name="ce15" office:value-type="string">
            <text:p>Deleting Expired Backup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7">
            <text:p>237</text:p>
          </table:table-cell>
          <table:table-cell/>
          <table:table-cell table:style-name="ce15" office:value-type="string">
            <text:p>Deleting Obsolete Backup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8">
            <text:p>238</text:p>
          </table:table-cell>
          <table:table-cell/>
          <table:table-cell table:style-name="ce15" office:value-type="string">
            <text:p>Marking Backups Unavailabl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9">
            <text:p>239</text:p>
          </table:table-cell>
          <table:table-cell/>
          <table:table-cell table:style-name="ce15" office:value-type="string">
            <text:p>Cataloging Additional Backup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style-name="ce14" office:value-type="string">
            <text:p>Backup and Recovery: Oracle by Example Seri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1">
            <text:p>241</text:p>
          </table:table-cell>
          <table:table-cell/>
          <table:table-cell table:style-name="ce11" office:value-type="string">
            <text:p>10 Monitoring and Tuning the Databas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2">
            <text:p>242</text:p>
          </table:table-cell>
          <table:table-cell/>
          <table:table-cell table:style-name="ce14" office:value-type="string">
            <text:p>Proactive Database Monitor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3">
            <text:p>243</text:p>
          </table:table-cell>
          <table:table-cell/>
          <table:table-cell table:style-name="ce15" office:value-type="string">
            <text:p>Aler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4">
            <text:p>244</text:p>
          </table:table-cell>
          <table:table-cell/>
          <table:table-cell table:style-name="ce15" office:value-type="string">
            <text:p>Performance Self-Diagnostics: Automatic Database Diagnostics Monito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">
            <text:p>245</text:p>
          </table:table-cell>
          <table:table-cell/>
          <table:table-cell table:style-name="ce15" office:value-type="string">
            <text:p>Monitoring General Database State and Workloa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6">
            <text:p>246</text:p>
          </table:table-cell>
          <table:table-cell/>
          <table:table-cell table:style-name="ce15" office:value-type="string">
            <text:p>Managing Aler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7">
            <text:p>247</text:p>
          </table:table-cell>
          <table:table-cell/>
          <table:table-cell table:style-name="ce16" office:value-type="string">
            <text:p>Viewing Metrics and Threshol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8">
            <text:p>248</text:p>
          </table:table-cell>
          <table:table-cell/>
          <table:table-cell table:style-name="ce16" office:value-type="string">
            <text:p>Setting Metric Threshol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9">
            <text:p>249</text:p>
          </table:table-cell>
          <table:table-cell/>
          <table:table-cell table:style-name="ce16" office:value-type="string">
            <text:p>Setting up Notificat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table:style-name="ce16" office:value-type="string">
            <text:p>Responding to Aler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1">
            <text:p>251</text:p>
          </table:table-cell>
          <table:table-cell/>
          <table:table-cell table:style-name="ce16" office:value-type="string">
            <text:p>Clearing Alert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style-name="ce14" office:value-type="string">
            <text:p>Diagnosing Performance Problem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3">
            <text:p>253</text:p>
          </table:table-cell>
          <table:table-cell/>
          <table:table-cell table:style-name="ce15" office:value-type="string">
            <text:p>Viewing Performance Analysi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4">
            <text:p>254</text:p>
          </table:table-cell>
          <table:table-cell/>
          <table:table-cell table:style-name="ce15" office:value-type="string">
            <text:p>Responding to Performance Finding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5">
            <text:p>255</text:p>
          </table:table-cell>
          <table:table-cell/>
          <table:table-cell table:style-name="ce15" office:value-type="string">
            <text:p>Modifying Default ADDM Behavio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table:style-name="ce15" office:value-type="string">
            <text:p>Running ADDM Manuall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">
            <text:p>257</text:p>
          </table:table-cell>
          <table:table-cell/>
          <table:table-cell table:style-name="ce14" office:value-type="string">
            <text:p>Using Advisors to Optimize Database Performance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8">
            <text:p>258</text:p>
          </table:table-cell>
          <table:table-cell/>
          <table:table-cell table:style-name="ce15" office:value-type="string">
            <text:p>About Performance Advisor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9">
            <text:p>259</text:p>
          </table:table-cell>
          <table:table-cell/>
          <table:table-cell table:style-name="ce15" office:value-type="string">
            <text:p>Using the SQL Tuning Adviso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0">
            <text:p>260</text:p>
          </table:table-cell>
          <table:table-cell/>
          <table:table-cell table:style-name="ce15" office:value-type="string">
            <text:p>Using the SQL Access Adviso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1">
            <text:p>261</text:p>
          </table:table-cell>
          <table:table-cell/>
          <table:table-cell table:style-name="ce15" office:value-type="string">
            <text:p>Using the Memory Advisor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262">
            <text:p>262</text:p>
          </table:table-cell>
          <table:table-cell/>
          <table:table-cell table:style-name="ce14" office:value-type="string">
            <text:p>Monitoring and Tuning: Oracle by Example Series</text:p>
          </table:table-cell>
          <table:table-cell table:number-columns-repeated="1020"/>
        </table:table-row>
        <table:table-row table:style-name="ro1" table:number-rows-repeated="652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h3__1" table:base-cell-address="$Sheet1.$A$1" table:cell-range-address="$Sheet1.$D$51:.$D$67"/>
        <table:named-range table:name="ch3_1_1" table:base-cell-address="$Sheet1.$A$1" table:cell-range-address="$Sheet1.$D$68:.$D$85"/>
        <table:named-range table:name="ch3_2_1" table:base-cell-address="$Sheet1.$A$1" table:cell-range-address="$Sheet1.$D$86:.$D$102"/>
        <table:named-range table:name="ch3_3_1" table:base-cell-address="$Sheet1.$A$1" table:cell-range-address="$Sheet1.$D$103:.$D$266"/>
        <table:named-expression table:name="ch3_4_1" table:base-cell-address="$Sheet1.$A$1" table:expression="sheet1!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zh" number:country="TW">
      <number:number number:min-integer-digits="1"/>
    </number:number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18">
      <number:text-content/>
      <style:map style:condition="value()&gt;=0" style:apply-style-name="N118P0"/>
    </number:text-style>
    <number:currency-style style:name="N5117P0" style:volatile="true" number:language="zh" number:country="TW">
      <number:text>$</number:text>
      <number:number number:decimal-places="0" number:min-integer-digits="1" number:grouping="true"/>
    </number:currency-style>
    <number:currency-style style:name="N5117" number:language="zh" number:country="TW">
      <number:text>-$</number:text>
      <number:number number:decimal-places="0" number:min-integer-digits="1" number:grouping="true"/>
      <style:map style:condition="value()&gt;=0" style:apply-style-name="N5117P0"/>
    </number:currency-style>
    <number:currency-style style:name="N5118P0" style:volatile="true" number:language="zh" number:country="TW">
      <number:text>$</number:text>
      <number:number number:decimal-places="0" number:min-integer-digits="1" number:grouping="true"/>
    </number:currency-style>
    <number:currency-style style:name="N511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18P0"/>
    </number:currency-style>
    <number:currency-style style:name="N5119P0" style:volatile="true" number:language="zh" number:country="TW">
      <number:text>$</number:text>
      <number:number number:decimal-places="2" number:min-integer-digits="1" number:grouping="true"/>
    </number:currency-style>
    <number:currency-style style:name="N5119" number:language="zh" number:country="TW">
      <number:text>-$</number:text>
      <number:number number:decimal-places="2" number:min-integer-digits="1" number:grouping="true"/>
      <style:map style:condition="value()&gt;=0" style:apply-style-name="N5119P0"/>
    </number:currency-style>
    <number:currency-style style:name="N5120P0" style:volatile="true" number:language="zh" number:country="TW">
      <number:text>$</number:text>
      <number:number number:decimal-places="2" number:min-integer-digits="1" number:grouping="true"/>
    </number:currency-style>
    <number:currency-style style:name="N512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20P0"/>
    </number:currency-style>
    <number:date-style style:name="N5121" number:language="zh" number:country="TW">
      <number:day/>
      <number:text>-</number:text>
      <number:month number:textual="true"/>
      <number:text>-</number:text>
      <number:year/>
    </number:date-style>
    <number:date-style style:name="N5122" number:language="zh" number:country="TW">
      <number:day/>
      <number:text>-</number:text>
      <number:month number:textual="true"/>
    </number:date-style>
    <number:date-style style:name="N5123" number:language="zh" number:country="TW">
      <number:month number:textual="true"/>
      <number:text>-</number:text>
      <number:year/>
    </number:date-style>
    <number:time-style style:name="N512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6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8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6P0" style:volatile="true" number:language="zh" number:country="TW">
      <number:number number:decimal-places="0" number:min-integer-digits="1" number:grouping="true"/>
    </number:number-style>
    <number:number-style style:name="N5136" number:language="zh" number:country="TW"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zh" number:country="TW">
      <number:number number:decimal-places="0" number:min-integer-digits="1" number:grouping="true"/>
    </number:number-style>
    <number:number-style style:name="N5137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number number:decimal-places="2" number:min-integer-digits="1" number:grouping="true"/>
    </number:number-style>
    <number:number-style style:name="N5138" number:language="zh" number:country="TW"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39P0" style:volatile="true" number:language="zh" number:country="TW">
      <number:number number:decimal-places="2" number:min-integer-digits="1" number:grouping="true"/>
    </number:number-style>
    <number:number-style style:name="N5139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5139P0"/>
    </number:number-style>
    <number:number-style style:name="N5140P0" style:volatile="true" number:language="zh" number:country="TW">
      <number:text> </number:text>
      <number:number number:decimal-places="0" number:min-integer-digits="1" number:grouping="true"/>
      <number:text> </number:text>
    </number:number-style>
    <number:number-style style:name="N5140P1" style:volatile="true" number:language="zh" number:country="TW">
      <number:text>-</number:text>
      <number:number number:decimal-places="0" number:min-integer-digits="1" number:grouping="true"/>
      <number:text> </number:text>
    </number:number-style>
    <number:number-style style:name="N5140P2" style:volatile="true" number:language="zh" number:country="TW">
      <number:text> - </number:text>
    </number:number-style>
    <number:text-style style:name="N5140" number:language="zh" number:country="TW">
      <number:text> </number:text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1P0" style:volatile="true" number:language="zh" number:country="TW">
      <number:text> $</number:text>
      <number:number number:decimal-places="0" number:min-integer-digits="1" number:grouping="true"/>
      <number:text> </number:text>
    </number:currency-style>
    <number:currency-style style:name="N5141P1" style:volatile="true" number:language="zh" number:country="TW">
      <number:text>-$</number:text>
      <number:number number:decimal-places="0" number:min-integer-digits="1" number:grouping="true"/>
      <number:text> </number:text>
    </number:currency-style>
    <number:currency-style style:name="N5141P2" style:volatile="true" number:language="zh" number:country="TW">
      <number:text> $- </number:text>
    </number:currency-style>
    <number:text-style style:name="N5141" number:language="zh" number:country="TW">
      <number:text> </number:text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number-style style:name="N5142P0" style:volatile="true" number:language="zh" number:country="TW">
      <number:text> </number:text>
      <number:number number:decimal-places="2" number:min-integer-digits="1" number:grouping="true"/>
      <number:text> </number:text>
    </number:number-style>
    <number:number-style style:name="N5142P1" style:volatile="true" number:language="zh" number:country="TW">
      <number:text>-</number:text>
      <number:number number:decimal-places="2" number:min-integer-digits="1" number:grouping="true"/>
      <number:text> </number:text>
    </number:number-style>
    <number:number-style style:name="N5142P2" style:volatile="true" number:language="zh" number:country="TW">
      <number:text> -</number:text>
      <number:number number:decimal-places="0" number:min-integer-digits="0"/>
      <number:text> </number:text>
    </number:number-style>
    <number:text-style style:name="N5142" number:language="zh" number:country="TW">
      <number:text> </number:text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zh" number:country="TW">
      <number:minutes number:style="long"/>
      <number:text>:</number:text>
      <number:seconds number:style="long"/>
    </number:time-style>
    <number:time-style style:name="N5144" number:language="zh" number:country="TW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zh" number:country="TW">
      <number:minutes number:style="long"/>
      <number:text>:</number:text>
      <number:seconds number:style="long" number:decimal-places="1"/>
    </number:time-style>
    <number:number-style style:name="N5146" number:language="zh" number:country="TW">
      <number:scientific-number number:decimal-places="1" number:min-integer-digits="3" number:min-exponent-digits="1"/>
    </number:number-style>
    <style:style style:name="Default" style:family="table-cell">
      <style:text-properties style:font-name-asian="新細明體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011/01/25</text:date>, <text:time>15:43:1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1-25T15:43:16.60</dc:date>
    <dc:creator>Jedi Chou</dc:creator>
    <meta:editing-duration>PT00H01M41S</meta:editing-duration>
    <meta:editing-cycles>2</meta:editing-cycles>
    <meta:document-statistic meta:table-count="1" meta:cell-count="644" meta:object-count="0"/>
  </office:meta>
</office:document-meta>
</file>